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2.08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NumReaders</text:p>
          </table:table-cell>
          <table:table-cell table:style-name="ce1" office:value-type="string">
            <text:p>NumWriters</text:p>
          </table:table-cell>
          <table:table-cell table:style-name="ce1" office:value-type="string">
            <text:p>UltraSpin #1</text:p>
          </table:table-cell>
          <table:table-cell table:style-name="ce1" office:value-type="string">
            <text:p>UltraFast #1</text:p>
          </table:table-cell>
          <table:table-cell table:style-name="ce1" office:value-type="string">
            <text:p>UltraSpin #2</text:p>
          </table:table-cell>
          <table:table-cell table:style-name="ce1" office:value-type="string">
            <text:p>UltraFast #2</text:p>
          </table:table-cell>
          <table:table-cell table:style-name="ce1" office:value-type="string">
            <text:p>UltraSpin #3</text:p>
          </table:table-cell>
          <table:table-cell table:style-name="ce1" office:value-type="string">
            <text:p>UltraFast #3</text:p>
          </table:table-cell>
          <table:table-cell table:style-name="ce1" office:value-type="string">
            <text:p>UltraSpin #4</text:p>
          </table:table-cell>
          <table:table-cell table:style-name="ce1" office:value-type="string">
            <text:p>UltraFast #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548131">
            <text:p>76548131</text:p>
          </table:table-cell>
          <table:table-cell office:value-type="float" office:value="68126774">
            <text:p>68126774</text:p>
          </table:table-cell>
          <table:table-cell office:value-type="float" office:value="90037713">
            <text:p>90037713</text:p>
          </table:table-cell>
          <table:table-cell office:value-type="float" office:value="71797875">
            <text:p>71797875</text:p>
          </table:table-cell>
          <table:table-cell office:value-type="float" office:value="89477633">
            <text:p>89477633</text:p>
          </table:table-cell>
          <table:table-cell office:value-type="float" office:value="79115071">
            <text:p>79115071</text:p>
          </table:table-cell>
          <table:table-cell office:value-type="float" office:value="32141282">
            <text:p>32141282</text:p>
          </table:table-cell>
          <table:table-cell office:value-type="float" office:value="28028433">
            <text:p>2802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6873836">
            <text:p>136873836</text:p>
          </table:table-cell>
          <table:table-cell office:value-type="float" office:value="108067709">
            <text:p>108067709</text:p>
          </table:table-cell>
          <table:table-cell office:value-type="float" office:value="137812759">
            <text:p>137812759</text:p>
          </table:table-cell>
          <table:table-cell office:value-type="float" office:value="122579611">
            <text:p>122579611</text:p>
          </table:table-cell>
          <table:table-cell office:value-type="float" office:value="145975649">
            <text:p>145975649</text:p>
          </table:table-cell>
          <table:table-cell office:value-type="float" office:value="128030182">
            <text:p>128030182</text:p>
          </table:table-cell>
          <table:table-cell office:value-type="float" office:value="64143722">
            <text:p>64143722</text:p>
          </table:table-cell>
          <table:table-cell office:value-type="float" office:value="55147382">
            <text:p>551473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6852521">
            <text:p>126852521</text:p>
          </table:table-cell>
          <table:table-cell office:value-type="float" office:value="46017535">
            <text:p>46017535</text:p>
          </table:table-cell>
          <table:table-cell office:value-type="float" office:value="130830284">
            <text:p>130830284</text:p>
          </table:table-cell>
          <table:table-cell office:value-type="float" office:value="49290399">
            <text:p>49290399</text:p>
          </table:table-cell>
          <table:table-cell office:value-type="float" office:value="126929288">
            <text:p>126929288</text:p>
          </table:table-cell>
          <table:table-cell office:value-type="float" office:value="48375146">
            <text:p>48375146</text:p>
          </table:table-cell>
          <table:table-cell office:value-type="float" office:value="83604045">
            <text:p>83604045</text:p>
          </table:table-cell>
          <table:table-cell office:value-type="float" office:value="45869271">
            <text:p>458692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7916268">
            <text:p>187916268</text:p>
          </table:table-cell>
          <table:table-cell office:value-type="float" office:value="61050959">
            <text:p>61050959</text:p>
          </table:table-cell>
          <table:table-cell office:value-type="float" office:value="175325953">
            <text:p>175325953</text:p>
          </table:table-cell>
          <table:table-cell office:value-type="float" office:value="60748285">
            <text:p>60748285</text:p>
          </table:table-cell>
          <table:table-cell office:value-type="float" office:value="182365120">
            <text:p>182365120</text:p>
          </table:table-cell>
          <table:table-cell office:value-type="float" office:value="167548784">
            <text:p>167548784</text:p>
          </table:table-cell>
          <table:table-cell office:value-type="float" office:value="91500961">
            <text:p>91500961</text:p>
          </table:table-cell>
          <table:table-cell office:value-type="float" office:value="36333981">
            <text:p>363339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9454138">
            <text:p>209454138</text:p>
          </table:table-cell>
          <table:table-cell office:value-type="float" office:value="114717721">
            <text:p>114717721</text:p>
          </table:table-cell>
          <table:table-cell office:value-type="float" office:value="193458641">
            <text:p>193458641</text:p>
          </table:table-cell>
          <table:table-cell office:value-type="float" office:value="109316973">
            <text:p>109316973</text:p>
          </table:table-cell>
          <table:table-cell office:value-type="float" office:value="211207969">
            <text:p>211207969</text:p>
          </table:table-cell>
          <table:table-cell office:value-type="float" office:value="110473018">
            <text:p>110473018</text:p>
          </table:table-cell>
          <table:table-cell office:value-type="float" office:value="118899580">
            <text:p>118899580</text:p>
          </table:table-cell>
          <table:table-cell office:value-type="float" office:value="64526114">
            <text:p>645261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8295080">
            <text:p>238295080</text:p>
          </table:table-cell>
          <table:table-cell office:value-type="float" office:value="154449239">
            <text:p>154449239</text:p>
          </table:table-cell>
          <table:table-cell office:value-type="float" office:value="247825160">
            <text:p>247825160</text:p>
          </table:table-cell>
          <table:table-cell office:value-type="float" office:value="134973451">
            <text:p>134973451</text:p>
          </table:table-cell>
          <table:table-cell office:value-type="float" office:value="243183972">
            <text:p>243183972</text:p>
          </table:table-cell>
          <table:table-cell office:value-type="float" office:value="167635665">
            <text:p>167635665</text:p>
          </table:table-cell>
          <table:table-cell office:value-type="float" office:value="136973952">
            <text:p>136973952</text:p>
          </table:table-cell>
          <table:table-cell office:value-type="float" office:value="68521688">
            <text:p>685216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9501986">
            <text:p>249501986</text:p>
          </table:table-cell>
          <table:table-cell office:value-type="float" office:value="142747234">
            <text:p>142747234</text:p>
          </table:table-cell>
          <table:table-cell office:value-type="float" office:value="251561591">
            <text:p>251561591</text:p>
          </table:table-cell>
          <table:table-cell office:value-type="float" office:value="149412051">
            <text:p>149412051</text:p>
          </table:table-cell>
          <table:table-cell office:value-type="float" office:value="255801246">
            <text:p>255801246</text:p>
          </table:table-cell>
          <table:table-cell office:value-type="float" office:value="184770190">
            <text:p>184770190</text:p>
          </table:table-cell>
          <table:table-cell office:value-type="float" office:value="142981767">
            <text:p>142981767</text:p>
          </table:table-cell>
          <table:table-cell office:value-type="float" office:value="83164461">
            <text:p>831644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69058842">
            <text:p>269058842</text:p>
          </table:table-cell>
          <table:table-cell office:value-type="float" office:value="133340546">
            <text:p>133340546</text:p>
          </table:table-cell>
          <table:table-cell office:value-type="float" office:value="267277553">
            <text:p>267277553</text:p>
          </table:table-cell>
          <table:table-cell office:value-type="float" office:value="176556385">
            <text:p>176556385</text:p>
          </table:table-cell>
          <table:table-cell office:value-type="float" office:value="245942543">
            <text:p>245942543</text:p>
          </table:table-cell>
          <table:table-cell office:value-type="float" office:value="147667164">
            <text:p>147667164</text:p>
          </table:table-cell>
          <table:table-cell office:value-type="float" office:value="144071053">
            <text:p>144071053</text:p>
          </table:table-cell>
          <table:table-cell office:value-type="float" office:value="96728806">
            <text:p>96728806</text:p>
          </table:table-cell>
        </table:table-row>
        <table:table-row table:style-name="ro1">
          <table:table-cell table:number-columns-repeated="6"/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power mode = full tilt</text:p>
          </table:table-cell>
          <table:table-cell table:number-columns-repeated="2" office:value-type="string">
            <text:p>power mode = balanced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>
            <draw:frame table:end-cell-address="Sheet1.G41" table:end-x="0.45in" table:end-y="0.0244in" draw:z-index="0" draw:style-name="gr1" svg:width="4.0394in" svg:height="2.7508in" svg:x="0.8555in" svg:y="0.1185in">
              <draw:object draw:notify-on-update-of-ranges="Sheet1.G1:Sheet1.G1 Sheet1.G2:Sheet1.G9 Sheet1.H1:Sheet1.H1 Sheet1.H2:Sheet1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40" table:end-x="0.6476in" table:end-y="0.1311in" draw:z-index="1" draw:style-name="gr1" svg:width="3.7209in" svg:height="2.7504in" svg:x="0.4831in" svg:y="0.0476in">
              <draw:object draw:notify-on-update-of-ranges="Sheet1.I1:Sheet1.I1 Sheet1.I2:Sheet1.I9 Sheet1.J1:Sheet1.J1 Sheet1.J2:Sheet1.J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UltraSpin OSTGV w0</text:p>
          </table:table-cell>
          <table:table-cell office:value-type="float" office:value="88765124">
            <text:p>88765124</text:p>
          </table:table-cell>
          <table:table-cell office:value-type="float" office:value="155168826">
            <text:p>155168826</text:p>
          </table:table-cell>
          <table:table-cell office:value-type="float" office:value="182783488">
            <text:p>182783488</text:p>
          </table:table-cell>
          <table:table-cell office:value-type="float" office:value="233500192">
            <text:p>233500192</text:p>
          </table:table-cell>
          <table:table-cell office:value-type="float" office:value="268571475">
            <text:p>268571475</text:p>
          </table:table-cell>
          <table:table-cell office:value-type="float" office:value="281166987">
            <text:p>281166987</text:p>
          </table:table-cell>
          <table:table-cell office:value-type="float" office:value="286789251">
            <text:p>286789251</text:p>
          </table:table-cell>
          <table:table-cell office:value-type="float" office:value="321234374">
            <text:p>321234374</text:p>
          </table:table-cell>
          <table:table-cell office:value-type="float" office:value="323090209">
            <text:p>323090209</text:p>
          </table:table-cell>
          <table:table-cell office:value-type="float" office:value="265527554">
            <text:p>265527554</text:p>
          </table:table-cell>
          <table:table-cell office:value-type="float" office:value="283754718">
            <text:p>283754718</text:p>
          </table:table-cell>
          <table:table-cell office:value-type="float" office:value="287328878">
            <text:p>287328878</text:p>
          </table:table-cell>
          <table:table-cell/>
        </table:table-row>
        <table:table-row table:style-name="ro1">
          <table:table-cell office:value-type="string">
            <text:p>UltraFast OSTGV w0</text:p>
          </table:table-cell>
          <table:table-cell office:value-type="float" office:value="75405136">
            <text:p>75405136</text:p>
          </table:table-cell>
          <table:table-cell office:value-type="float" office:value="90248845">
            <text:p>90248845</text:p>
          </table:table-cell>
          <table:table-cell office:value-type="float" office:value="144958657">
            <text:p>144958657</text:p>
          </table:table-cell>
          <table:table-cell office:value-type="float" office:value="94582937">
            <text:p>94582937</text:p>
          </table:table-cell>
          <table:table-cell office:value-type="float" office:value="145267280">
            <text:p>145267280</text:p>
          </table:table-cell>
          <table:table-cell office:value-type="float" office:value="159167200">
            <text:p>159167200</text:p>
          </table:table-cell>
          <table:table-cell office:value-type="float" office:value="166619139">
            <text:p>166619139</text:p>
          </table:table-cell>
          <table:table-cell office:value-type="float" office:value="153806912">
            <text:p>153806912</text:p>
          </table:table-cell>
          <table:table-cell office:value-type="float" office:value="216221349">
            <text:p>216221349</text:p>
          </table:table-cell>
          <table:table-cell office:value-type="float" office:value="171417962">
            <text:p>171417962</text:p>
          </table:table-cell>
          <table:table-cell office:value-type="float" office:value="214534027">
            <text:p>214534027</text:p>
          </table:table-cell>
          <table:table-cell office:value-type="float" office:value="190495495">
            <text:p>190495495</text:p>
          </table:table-cell>
          <table:table-cell/>
        </table:table-row>
        <table:table-row table:style-name="ro1">
          <table:table-cell office:value-type="string">
            <text:p>UltraSpin ITGV w0</text:p>
          </table:table-cell>
          <table:table-cell office:value-type="float" office:value="110470983">
            <text:p>110470983</text:p>
          </table:table-cell>
          <table:table-cell office:value-type="float" office:value="184330835.5">
            <text:p>184330835.5</text:p>
          </table:table-cell>
          <table:table-cell office:value-type="float" office:value="239206301.5">
            <text:p>239206301.5</text:p>
          </table:table-cell>
          <table:table-cell office:value-type="float" office:value="307080880">
            <text:p>307080880</text:p>
          </table:table-cell>
          <table:table-cell office:value-type="float" office:value="361669627">
            <text:p>361669627</text:p>
          </table:table-cell>
          <table:table-cell office:value-type="float" office:value="440880314">
            <text:p>440880314</text:p>
          </table:table-cell>
          <table:table-cell office:value-type="float" office:value="496217800.5">
            <text:p>496217800.5</text:p>
          </table:table-cell>
          <table:table-cell office:value-type="float" office:value="525650250.5">
            <text:p>525650250.5</text:p>
          </table:table-cell>
          <table:table-cell office:value-type="float" office:value="537790001.5">
            <text:p>537790001.5</text:p>
          </table:table-cell>
          <table:table-cell office:value-type="float" office:value="538530512.5">
            <text:p>538530512.5</text:p>
          </table:table-cell>
          <table:table-cell office:value-type="float" office:value="545042007">
            <text:p>545042007</text:p>
          </table:table-cell>
          <table:table-cell office:value-type="float" office:value="523538090.5">
            <text:p>52353809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0</text:p>
          </table:table-cell>
          <table:table-cell office:value-type="float" office:value="112026630">
            <text:p>112026630</text:p>
          </table:table-cell>
          <table:table-cell office:value-type="float" office:value="181382963.5">
            <text:p>181382963.5</text:p>
          </table:table-cell>
          <table:table-cell office:value-type="float" office:value="224182283.5">
            <text:p>224182283.5</text:p>
          </table:table-cell>
          <table:table-cell office:value-type="float" office:value="290768439.5">
            <text:p>290768439.5</text:p>
          </table:table-cell>
          <table:table-cell office:value-type="float" office:value="350279975">
            <text:p>350279975</text:p>
          </table:table-cell>
          <table:table-cell office:value-type="float" office:value="412066769.5">
            <text:p>412066769.5</text:p>
          </table:table-cell>
          <table:table-cell office:value-type="float" office:value="458821100.5">
            <text:p>458821100.5</text:p>
          </table:table-cell>
          <table:table-cell office:value-type="float" office:value="496774951">
            <text:p>496774951</text:p>
          </table:table-cell>
          <table:table-cell office:value-type="float" office:value="499417250">
            <text:p>499417250</text:p>
          </table:table-cell>
          <table:table-cell office:value-type="float" office:value="498361792.5">
            <text:p>498361792.5</text:p>
          </table:table-cell>
          <table:table-cell office:value-type="float" office:value="494583556">
            <text:p>494583556</text:p>
          </table:table-cell>
          <table:table-cell office:value-type="float" office:value="507436558">
            <text:p>5074365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0 ctd</text:p>
          </table:table-cell>
          <table:table-cell office:value-type="float" office:value="197078351">
            <text:p>197078351</text:p>
          </table:table-cell>
          <table:table-cell office:value-type="float" office:value="341739456">
            <text:p>341739456</text:p>
          </table:table-cell>
          <table:table-cell office:value-type="float" office:value="430066098">
            <text:p>430066098</text:p>
          </table:table-cell>
          <table:table-cell office:value-type="float" office:value="553749022">
            <text:p>553749022</text:p>
          </table:table-cell>
          <table:table-cell office:value-type="float" office:value="624935501">
            <text:p>624935501</text:p>
          </table:table-cell>
          <table:table-cell office:value-type="float" office:value="738174005">
            <text:p>738174005</text:p>
          </table:table-cell>
          <table:table-cell office:value-type="float" office:value="831684550">
            <text:p>831684550</text:p>
          </table:table-cell>
          <table:table-cell office:value-type="float" office:value="935047795">
            <text:p>935047795</text:p>
          </table:table-cell>
          <table:table-cell office:value-type="float" office:value="967807843">
            <text:p>967807843</text:p>
          </table:table-cell>
          <table:table-cell office:value-type="float" office:value="907783630">
            <text:p>907783630</text:p>
          </table:table-cell>
          <table:table-cell office:value-type="float" office:value="902415308">
            <text:p>902415308</text:p>
          </table:table-cell>
          <table:table-cell office:value-type="float" office:value="902954846">
            <text:p>902954846</text:p>
          </table:table-cell>
          <table:table-cell/>
        </table:table-row>
        <table:table-row table:style-name="ro1">
          <table:table-cell office:value-type="string">
            <text:p>UltraFast ITGV w0 ctd</text:p>
          </table:table-cell>
          <table:table-cell office:value-type="float" office:value="185592641">
            <text:p>185592641</text:p>
          </table:table-cell>
          <table:table-cell office:value-type="float" office:value="324963298">
            <text:p>324963298</text:p>
          </table:table-cell>
          <table:table-cell office:value-type="float" office:value="405911757">
            <text:p>405911757</text:p>
          </table:table-cell>
          <table:table-cell office:value-type="float" office:value="490036743">
            <text:p>490036743</text:p>
          </table:table-cell>
          <table:table-cell office:value-type="float" office:value="567379708">
            <text:p>567379708</text:p>
          </table:table-cell>
          <table:table-cell office:value-type="float" office:value="640187885">
            <text:p>640187885</text:p>
          </table:table-cell>
          <table:table-cell office:value-type="float" office:value="702871937">
            <text:p>702871937</text:p>
          </table:table-cell>
          <table:table-cell office:value-type="float" office:value="785151133">
            <text:p>785151133</text:p>
          </table:table-cell>
          <table:table-cell office:value-type="float" office:value="755706551">
            <text:p>755706551</text:p>
          </table:table-cell>
          <table:table-cell office:value-type="float" office:value="777191418">
            <text:p>777191418</text:p>
          </table:table-cell>
          <table:table-cell office:value-type="float" office:value="784935864">
            <text:p>784935864</text:p>
          </table:table-cell>
          <table:table-cell office:value-type="float" office:value="807132346">
            <text:p>807132346</text:p>
          </table:table-cell>
          <table:table-cell/>
        </table:table-row>
        <table:table-row table:style-name="ro1">
          <table:table-cell office:value-type="string">
            <text:p>UltraSpin ITGV w1</text:p>
          </table:table-cell>
          <table:table-cell office:value-type="float" office:value="134490">
            <text:p>134490</text:p>
          </table:table-cell>
          <table:table-cell office:value-type="float" office:value="495205">
            <text:p>495205</text:p>
          </table:table-cell>
          <table:table-cell office:value-type="float" office:value="568755">
            <text:p>568755</text:p>
          </table:table-cell>
          <table:table-cell office:value-type="float" office:value="1932660">
            <text:p>1932660</text:p>
          </table:table-cell>
          <table:table-cell office:value-type="float" office:value="1421360">
            <text:p>1421360</text:p>
          </table:table-cell>
          <table:table-cell office:value-type="float" office:value="36807295">
            <text:p>36807295</text:p>
          </table:table-cell>
          <table:table-cell office:value-type="float" office:value="1466460">
            <text:p>1466460</text:p>
          </table:table-cell>
          <table:table-cell office:value-type="float" office:value="6050570">
            <text:p>6050570</text:p>
          </table:table-cell>
          <table:table-cell office:value-type="float" office:value="3682870">
            <text:p>3682870</text:p>
          </table:table-cell>
          <table:table-cell office:value-type="float" office:value="3862460">
            <text:p>3862460</text:p>
          </table:table-cell>
          <table:table-cell office:value-type="float" office:value="4053610">
            <text:p>4053610</text:p>
          </table:table-cell>
          <table:table-cell office:value-type="float" office:value="48812445">
            <text:p>488124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1</text:p>
          </table:table-cell>
          <table:table-cell office:value-type="float" office:value="8749860">
            <text:p>8749860</text:p>
          </table:table-cell>
          <table:table-cell office:value-type="float" office:value="12376570">
            <text:p>12376570</text:p>
          </table:table-cell>
          <table:table-cell office:value-type="float" office:value="63794935">
            <text:p>63794935</text:p>
          </table:table-cell>
          <table:table-cell office:value-type="float" office:value="25590045">
            <text:p>25590045</text:p>
          </table:table-cell>
          <table:table-cell office:value-type="float" office:value="58616090">
            <text:p>58616090</text:p>
          </table:table-cell>
          <table:table-cell office:value-type="float" office:value="102119265">
            <text:p>102119265</text:p>
          </table:table-cell>
          <table:table-cell office:value-type="float" office:value="106399785">
            <text:p>106399785</text:p>
          </table:table-cell>
          <table:table-cell office:value-type="float" office:value="202019100">
            <text:p>202019100</text:p>
          </table:table-cell>
          <table:table-cell office:value-type="float" office:value="174983030">
            <text:p>174983030</text:p>
          </table:table-cell>
          <table:table-cell office:value-type="float" office:value="186801670">
            <text:p>186801670</text:p>
          </table:table-cell>
          <table:table-cell office:value-type="float" office:value="310780750">
            <text:p>310780750</text:p>
          </table:table-cell>
          <table:table-cell office:value-type="float" office:value="288458010">
            <text:p>2884580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</text:p>
          </table:table-cell>
          <table:table-cell office:value-type="float" office:value="2445829">
            <text:p>2445829</text:p>
          </table:table-cell>
          <table:table-cell office:value-type="float" office:value="2249826">
            <text:p>2249826</text:p>
          </table:table-cell>
          <table:table-cell office:value-type="float" office:value="1879589">
            <text:p>1879589</text:p>
          </table:table-cell>
          <table:table-cell office:value-type="float" office:value="7673389">
            <text:p>7673389</text:p>
          </table:table-cell>
          <table:table-cell office:value-type="float" office:value="25441961">
            <text:p>25441961</text:p>
          </table:table-cell>
          <table:table-cell office:value-type="float" office:value="35774196">
            <text:p>35774196</text:p>
          </table:table-cell>
          <table:table-cell office:value-type="float" office:value="64999660">
            <text:p>64999660</text:p>
          </table:table-cell>
          <table:table-cell office:value-type="float" office:value="6352483">
            <text:p>6352483</text:p>
          </table:table-cell>
          <table:table-cell office:value-type="float" office:value="165179145">
            <text:p>165179145</text:p>
          </table:table-cell>
          <table:table-cell office:value-type="float" office:value="244008374">
            <text:p>244008374</text:p>
          </table:table-cell>
          <table:table-cell office:value-type="float" office:value="128983564">
            <text:p>128983564</text:p>
          </table:table-cell>
          <table:table-cell office:value-type="float" office:value="147884272">
            <text:p>1478842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</text:p>
          </table:table-cell>
          <table:table-cell office:value-type="float" office:value="19899916">
            <text:p>19899916</text:p>
          </table:table-cell>
          <table:table-cell office:value-type="float" office:value="29232210">
            <text:p>29232210</text:p>
          </table:table-cell>
          <table:table-cell office:value-type="float" office:value="30677462">
            <text:p>30677462</text:p>
          </table:table-cell>
          <table:table-cell office:value-type="float" office:value="42848500">
            <text:p>42848500</text:p>
          </table:table-cell>
          <table:table-cell office:value-type="float" office:value="55566088">
            <text:p>55566088</text:p>
          </table:table-cell>
          <table:table-cell office:value-type="float" office:value="61846908">
            <text:p>61846908</text:p>
          </table:table-cell>
          <table:table-cell office:value-type="float" office:value="95022556">
            <text:p>95022556</text:p>
          </table:table-cell>
          <table:table-cell office:value-type="float" office:value="164252388">
            <text:p>164252388</text:p>
          </table:table-cell>
          <table:table-cell office:value-type="float" office:value="212532982">
            <text:p>212532982</text:p>
          </table:table-cell>
          <table:table-cell office:value-type="float" office:value="265805707">
            <text:p>265805707</text:p>
          </table:table-cell>
          <table:table-cell office:value-type="float" office:value="251345085">
            <text:p>251345085</text:p>
          </table:table-cell>
          <table:table-cell office:value-type="float" office:value="251273780">
            <text:p>25127378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 ctd</text:p>
          </table:table-cell>
          <table:table-cell office:value-type="float" office:value="1406193">
            <text:p>1406193</text:p>
          </table:table-cell>
          <table:table-cell office:value-type="float" office:value="3744960">
            <text:p>3744960</text:p>
          </table:table-cell>
          <table:table-cell office:value-type="float" office:value="3471962">
            <text:p>3471962</text:p>
          </table:table-cell>
          <table:table-cell office:value-type="float" office:value="15475009">
            <text:p>15475009</text:p>
          </table:table-cell>
          <table:table-cell office:value-type="float" office:value="26923982">
            <text:p>26923982</text:p>
          </table:table-cell>
          <table:table-cell office:value-type="float" office:value="36533880">
            <text:p>36533880</text:p>
          </table:table-cell>
          <table:table-cell office:value-type="float" office:value="55905255">
            <text:p>55905255</text:p>
          </table:table-cell>
          <table:table-cell office:value-type="float" office:value="153612450">
            <text:p>153612450</text:p>
          </table:table-cell>
          <table:table-cell office:value-type="float" office:value="133728372">
            <text:p>133728372</text:p>
          </table:table-cell>
          <table:table-cell office:value-type="float" office:value="309507469">
            <text:p>309507469</text:p>
          </table:table-cell>
          <table:table-cell office:value-type="float" office:value="539147465">
            <text:p>539147465</text:p>
          </table:table-cell>
          <table:table-cell office:value-type="float" office:value="86019222">
            <text:p>860192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 ctd</text:p>
          </table:table-cell>
          <table:table-cell office:value-type="float" office:value="32270229">
            <text:p>32270229</text:p>
          </table:table-cell>
          <table:table-cell office:value-type="float" office:value="25330258">
            <text:p>25330258</text:p>
          </table:table-cell>
          <table:table-cell office:value-type="float" office:value="45393643">
            <text:p>45393643</text:p>
          </table:table-cell>
          <table:table-cell office:value-type="float" office:value="56841412">
            <text:p>56841412</text:p>
          </table:table-cell>
          <table:table-cell office:value-type="float" office:value="77877432">
            <text:p>77877432</text:p>
          </table:table-cell>
          <table:table-cell office:value-type="float" office:value="89906054">
            <text:p>89906054</text:p>
          </table:table-cell>
          <table:table-cell office:value-type="float" office:value="122743353">
            <text:p>122743353</text:p>
          </table:table-cell>
          <table:table-cell office:value-type="float" office:value="293529013">
            <text:p>293529013</text:p>
          </table:table-cell>
          <table:table-cell office:value-type="float" office:value="341285598">
            <text:p>341285598</text:p>
          </table:table-cell>
          <table:table-cell office:value-type="float" office:value="403179444">
            <text:p>403179444</text:p>
          </table:table-cell>
          <table:table-cell office:value-type="float" office:value="363236670">
            <text:p>363236670</text:p>
          </table:table-cell>
          <table:table-cell office:value-type="float" office:value="435214031">
            <text:p>43521403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13"/>
          <table:table-cell office:value-type="string">
            <text:p><text:s/></text:p>
          </table:table-cell>
        </table:table-row>
        <table:table-row table:style-name="ro1">
          <table:table-cell>
            <draw:frame table:end-cell-address="Sheet2.M45" table:end-x="0.872in" table:end-y="0.1043in" draw:z-index="0" draw:style-name="gr1" svg:width="12.0567in" svg:height="5.1528in" svg:x="0.0437in" svg:y="0.1079in">
              <draw:object draw:notify-on-update-of-ranges="Sheet2.A3:Sheet2.A3 Sheet2.B3:Sheet2.M3 Sheet2.A4:Sheet2.A4 Sheet2.B4:Sheet2.M4 Sheet2.A5:Sheet2.A5 Sheet2.B5:Sheet2.M5 Sheet2.A6:Sheet2.A6 Sheet2.B6:Sheet2.M6 Sheet2.A7:Sheet2.A7 Sheet2.B7:Sheet2.M7 Sheet2.A8:Sheet2.A8 Sheet2.B8:Sheet2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office:value-type="string">
            <text:p><text:s/>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>
            <draw:frame table:end-cell-address="Sheet2.M73" table:end-x="0.8602in" table:end-y="0.1567in" draw:z-index="1" draw:style-name="gr1" svg:width="12.0339in" svg:height="4.7378in" svg:x="0.0547in" svg:y="0.0421in">
              <draw:object draw:notify-on-update-of-ranges="Sheet2.A9:Sheet2.A9 Sheet2.B9:Sheet2.M9 Sheet2.A10:Sheet2.A10 Sheet2.B10:Sheet2.M10 Sheet2.A11:Sheet2.A11 Sheet2.B11:Sheet2.M11 Sheet2.A12:Sheet2.A12 Sheet2.B12:Sheet2.M12 Sheet2.A13:Sheet2.A13 Sheet2.B13:Sheet2.M13 Sheet2.A14:Sheet2.A14 Sheet2.B14:Sheet2.M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</table:table>
      <table:table table:name="Sheet3" table:style-name="ta1" table:print="false">
        <table:table-column table:style-name="co3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UltraSpinReadWriteMutex rps</text:p>
          </table:table-cell>
          <table:table-cell office:value-type="float" office:value="200983818">
            <text:p>200983818</text:p>
          </table:table-cell>
          <table:table-cell office:value-type="float" office:value="334720194">
            <text:p>334720194</text:p>
          </table:table-cell>
          <table:table-cell office:value-type="float" office:value="424826087">
            <text:p>424826087</text:p>
          </table:table-cell>
          <table:table-cell office:value-type="float" office:value="567735863">
            <text:p>567735863</text:p>
          </table:table-cell>
          <table:table-cell office:value-type="float" office:value="657269491">
            <text:p>657269491</text:p>
          </table:table-cell>
          <table:table-cell office:value-type="float" office:value="752800572">
            <text:p>752800572</text:p>
          </table:table-cell>
          <table:table-cell office:value-type="float" office:value="839825926">
            <text:p>839825926</text:p>
          </table:table-cell>
          <table:table-cell office:value-type="float" office:value="927894029">
            <text:p>927894029</text:p>
          </table:table-cell>
          <table:table-cell office:value-type="float" office:value="62897">
            <text:p>62897</text:p>
          </table:table-cell>
          <table:table-cell office:value-type="float" office:value="223100">
            <text:p>223100</text:p>
          </table:table-cell>
          <table:table-cell office:value-type="float" office:value="20026455">
            <text:p>20026455</text:p>
          </table:table-cell>
          <table:table-cell office:value-type="float" office:value="30748213">
            <text:p>30748213</text:p>
          </table:table-cell>
          <table:table-cell office:value-type="float" office:value="41524192">
            <text:p>41524192</text:p>
          </table:table-cell>
          <table:table-cell office:value-type="float" office:value="150384644">
            <text:p>150384644</text:p>
          </table:table-cell>
          <table:table-cell office:value-type="float" office:value="230424437">
            <text:p>230424437</text:p>
          </table:table-cell>
          <table:table-cell office:value-type="float" office:value="294503132">
            <text:p>294503132</text:p>
          </table:table-cell>
        </table:table-row>
        <table:table-row table:style-name="ro1">
          <table:table-cell office:value-type="string">
            <text:p>UltraFastReadWriteMutex rps</text:p>
          </table:table-cell>
          <table:table-cell office:value-type="float" office:value="197121905">
            <text:p>197121905</text:p>
          </table:table-cell>
          <table:table-cell office:value-type="float" office:value="321232407">
            <text:p>321232407</text:p>
          </table:table-cell>
          <table:table-cell office:value-type="float" office:value="389362936">
            <text:p>389362936</text:p>
          </table:table-cell>
          <table:table-cell office:value-type="float" office:value="498343866">
            <text:p>498343866</text:p>
          </table:table-cell>
          <table:table-cell office:value-type="float" office:value="581124771">
            <text:p>581124771</text:p>
          </table:table-cell>
          <table:table-cell office:value-type="float" office:value="636807041">
            <text:p>636807041</text:p>
          </table:table-cell>
          <table:table-cell office:value-type="float" office:value="699306426">
            <text:p>699306426</text:p>
          </table:table-cell>
          <table:table-cell office:value-type="float" office:value="777020446">
            <text:p>777020446</text:p>
          </table:table-cell>
          <table:table-cell office:value-type="float" office:value="4945630">
            <text:p>4945630</text:p>
          </table:table-cell>
          <table:table-cell office:value-type="float" office:value="21844874">
            <text:p>21844874</text:p>
          </table:table-cell>
          <table:table-cell office:value-type="float" office:value="48229788">
            <text:p>48229788</text:p>
          </table:table-cell>
          <table:table-cell office:value-type="float" office:value="49775749">
            <text:p>49775749</text:p>
          </table:table-cell>
          <table:table-cell office:value-type="float" office:value="80687790">
            <text:p>80687790</text:p>
          </table:table-cell>
          <table:table-cell office:value-type="float" office:value="141842220">
            <text:p>141842220</text:p>
          </table:table-cell>
          <table:table-cell office:value-type="float" office:value="118854566">
            <text:p>118854566</text:p>
          </table:table-cell>
          <table:table-cell office:value-type="float" office:value="353012051">
            <text:p>353012051</text:p>
          </table:table-cell>
        </table:table-row>
        <table:table-row table:style-name="ro1">
          <table:table-cell office:value-type="string">
            <text:p>UltraLightReadWriteMutex rps</text:p>
          </table:table-cell>
          <table:table-cell office:value-type="float" office:value="198183117">
            <text:p>198183117</text:p>
          </table:table-cell>
          <table:table-cell office:value-type="float" office:value="315183322">
            <text:p>315183322</text:p>
          </table:table-cell>
          <table:table-cell office:value-type="float" office:value="394987358">
            <text:p>394987358</text:p>
          </table:table-cell>
          <table:table-cell office:value-type="float" office:value="521399592">
            <text:p>521399592</text:p>
          </table:table-cell>
          <table:table-cell office:value-type="float" office:value="578971621">
            <text:p>578971621</text:p>
          </table:table-cell>
          <table:table-cell office:value-type="float" office:value="658836385">
            <text:p>658836385</text:p>
          </table:table-cell>
          <table:table-cell office:value-type="float" office:value="713768066">
            <text:p>713768066</text:p>
          </table:table-cell>
          <table:table-cell office:value-type="float" office:value="793919962">
            <text:p>793919962</text:p>
          </table:table-cell>
          <table:table-cell office:value-type="float" office:value="28686616">
            <text:p>28686616</text:p>
          </table:table-cell>
          <table:table-cell office:value-type="float" office:value="59663150">
            <text:p>59663150</text:p>
          </table:table-cell>
          <table:table-cell office:value-type="float" office:value="113743018">
            <text:p>113743018</text:p>
          </table:table-cell>
          <table:table-cell office:value-type="float" office:value="144348950">
            <text:p>144348950</text:p>
          </table:table-cell>
          <table:table-cell office:value-type="float" office:value="179570538">
            <text:p>179570538</text:p>
          </table:table-cell>
          <table:table-cell office:value-type="float" office:value="201662321">
            <text:p>201662321</text:p>
          </table:table-cell>
          <table:table-cell office:value-type="float" office:value="240534119">
            <text:p>240534119</text:p>
          </table:table-cell>
          <table:table-cell office:value-type="float" office:value="799482502">
            <text:p>799482502</text:p>
          </table:table-cell>
        </table:table-row>
        <table:table-row table:style-name="ro1">
          <table:table-cell office:value-type="string">
            <text:p>FastFairReadWriteMutex rps</text:p>
          </table:table-cell>
          <table:table-cell office:value-type="float" office:value="176953529">
            <text:p>176953529</text:p>
          </table:table-cell>
          <table:table-cell office:value-type="float" office:value="292551972">
            <text:p>292551972</text:p>
          </table:table-cell>
          <table:table-cell office:value-type="float" office:value="231294352">
            <text:p>231294352</text:p>
          </table:table-cell>
          <table:table-cell office:value-type="float" office:value="462103666">
            <text:p>462103666</text:p>
          </table:table-cell>
          <table:table-cell office:value-type="float" office:value="337109704">
            <text:p>337109704</text:p>
          </table:table-cell>
          <table:table-cell office:value-type="float" office:value="552191220">
            <text:p>552191220</text:p>
          </table:table-cell>
          <table:table-cell office:value-type="float" office:value="568854266">
            <text:p>568854266</text:p>
          </table:table-cell>
          <table:table-cell office:value-type="float" office:value="455659967">
            <text:p>455659967</text:p>
          </table:table-cell>
          <table:table-cell office:value-type="float" office:value="1086413">
            <text:p>1086413</text:p>
          </table:table-cell>
          <table:table-cell office:value-type="float" office:value="1155904">
            <text:p>1155904</text:p>
          </table:table-cell>
          <table:table-cell office:value-type="float" office:value="950602">
            <text:p>950602</text:p>
          </table:table-cell>
          <table:table-cell office:value-type="float" office:value="853572">
            <text:p>853572</text:p>
          </table:table-cell>
          <table:table-cell office:value-type="float" office:value="825279">
            <text:p>825279</text:p>
          </table:table-cell>
          <table:table-cell office:value-type="float" office:value="611016">
            <text:p>611016</text:p>
          </table:table-cell>
          <table:table-cell office:value-type="float" office:value="683198">
            <text:p>683198</text:p>
          </table:table-cell>
          <table:table-cell office:value-type="float" office:value="672594">
            <text:p>672594</text:p>
          </table:table-cell>
        </table:table-row>
        <table:table-row table:style-name="ro1">
          <table:table-cell office:value-type="string">
            <text:p>UltraSpin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22665">
            <text:p>22665</text:p>
          </table:table-cell>
          <table:table-cell office:value-type="float" office:value="9475">
            <text:p>9475</text:p>
          </table:table-cell>
          <table:table-cell office:value-type="float" office:value="5082">
            <text:p>5082</text:p>
          </table:table-cell>
          <table:table-cell office:value-type="float" office:value="3569">
            <text:p>3569</text:p>
          </table:table-cell>
          <table:table-cell office:value-type="float" office:value="3683">
            <text:p>3683</text:p>
          </table:table-cell>
          <table:table-cell office:value-type="float" office:value="2544">
            <text:p>2544</text:p>
          </table:table-cell>
          <table:table-cell office:value-type="float" office:value="1433">
            <text:p>1433</text:p>
          </table:table-cell>
          <table:table-cell office:value-type="float" office:value="2865">
            <text:p>2865</text:p>
          </table:table-cell>
        </table:table-row>
        <table:table-row table:style-name="ro1">
          <table:table-cell office:value-type="string">
            <text:p>UltraFas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1875161">
            <text:p>1875161</text:p>
          </table:table-cell>
          <table:table-cell office:value-type="float" office:value="959421">
            <text:p>959421</text:p>
          </table:table-cell>
          <table:table-cell office:value-type="float" office:value="590741">
            <text:p>590741</text:p>
          </table:table-cell>
          <table:table-cell office:value-type="float" office:value="499949">
            <text:p>499949</text:p>
          </table:table-cell>
          <table:table-cell office:value-type="float" office:value="326713">
            <text:p>326713</text:p>
          </table:table-cell>
          <table:table-cell office:value-type="float" office:value="232072">
            <text:p>232072</text:p>
          </table:table-cell>
          <table:table-cell office:value-type="float" office:value="199828">
            <text:p>199828</text:p>
          </table:table-cell>
          <table:table-cell office:value-type="float" office:value="119671">
            <text:p>119671</text:p>
          </table:table-cell>
        </table:table-row>
        <table:table-row table:style-name="ro1">
          <table:table-cell office:value-type="string">
            <text:p>UltraLigh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227535">
            <text:p>9227535</text:p>
          </table:table-cell>
          <table:table-cell office:value-type="float" office:value="8455006">
            <text:p>8455006</text:p>
          </table:table-cell>
          <table:table-cell office:value-type="float" office:value="3413942">
            <text:p>3413942</text:p>
          </table:table-cell>
          <table:table-cell office:value-type="float" office:value="3382534">
            <text:p>3382534</text:p>
          </table:table-cell>
          <table:table-cell office:value-type="float" office:value="2710216">
            <text:p>2710216</text:p>
          </table:table-cell>
          <table:table-cell office:value-type="float" office:value="2636308">
            <text:p>2636308</text:p>
          </table:table-cell>
          <table:table-cell office:value-type="float" office:value="2172227">
            <text:p>2172227</text:p>
          </table:table-cell>
          <table:table-cell office:value-type="float" office:value="4674">
            <text:p>4674</text:p>
          </table:table-cell>
        </table:table-row>
        <table:table-row table:style-name="ro1">
          <table:table-cell office:value-type="string">
            <text:p>FastFair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79074">
            <text:p>979074</text:p>
          </table:table-cell>
          <table:table-cell office:value-type="float" office:value="4330530">
            <text:p>4330530</text:p>
          </table:table-cell>
          <table:table-cell office:value-type="float" office:value="2987028">
            <text:p>2987028</text:p>
          </table:table-cell>
          <table:table-cell office:value-type="float" office:value="3037578">
            <text:p>3037578</text:p>
          </table:table-cell>
          <table:table-cell office:value-type="float" office:value="2905806">
            <text:p>2905806</text:p>
          </table:table-cell>
          <table:table-cell office:value-type="float" office:value="3007466">
            <text:p>3007466</text:p>
          </table:table-cell>
          <table:table-cell office:value-type="float" office:value="2534827">
            <text:p>2534827</text:p>
          </table:table-cell>
          <table:table-cell office:value-type="float" office:value="2217517">
            <text:p>2217517</text:p>
          </table:table-cell>
        </table:table-row>
        <table:table-row table:style-name="ro2">
          <table:table-cell office:value-type="string">
            <text:p>UltraSpinReadWriteMutex tps</text:p>
          </table:table-cell>
          <table:table-cell table:formula="of:=[.B3]+[.B7]" office:value-type="float" office:value="200983818">
            <text:p>200983818</text:p>
          </table:table-cell>
          <table:table-cell table:formula="of:=[.C3]+[.C7]" office:value-type="float" office:value="334720194">
            <text:p>334720194</text:p>
          </table:table-cell>
          <table:table-cell table:formula="of:=[.D3]+[.D7]" office:value-type="float" office:value="424826087">
            <text:p>424826087</text:p>
          </table:table-cell>
          <table:table-cell table:formula="of:=[.E3]+[.E7]" office:value-type="float" office:value="567735863">
            <text:p>567735863</text:p>
          </table:table-cell>
          <table:table-cell table:formula="of:=[.F3]+[.F7]" office:value-type="float" office:value="657269491">
            <text:p>657269491</text:p>
          </table:table-cell>
          <table:table-cell table:formula="of:=[.G3]+[.G7]" office:value-type="float" office:value="752800572">
            <text:p>752800572</text:p>
          </table:table-cell>
          <table:table-cell table:formula="of:=[.H3]+[.H7]" office:value-type="float" office:value="839825926">
            <text:p>839825926</text:p>
          </table:table-cell>
          <table:table-cell table:formula="of:=[.I3]+[.I7]" office:value-type="float" office:value="927894029">
            <text:p>927894029</text:p>
          </table:table-cell>
          <table:table-cell table:formula="of:=[.J3]+[.J7]" office:value-type="float" office:value="85562">
            <text:p>85562</text:p>
          </table:table-cell>
          <table:table-cell table:formula="of:=[.K3]+[.K7]" office:value-type="float" office:value="232575">
            <text:p>232575</text:p>
          </table:table-cell>
          <table:table-cell table:formula="of:=[.L3]+[.L7]" office:value-type="float" office:value="20031537">
            <text:p>20031537</text:p>
          </table:table-cell>
          <table:table-cell table:formula="of:=[.M3]+[.M7]" office:value-type="float" office:value="30751782">
            <text:p>30751782</text:p>
          </table:table-cell>
          <table:table-cell table:formula="of:=[.N3]+[.N7]" office:value-type="float" office:value="41527875">
            <text:p>41527875</text:p>
          </table:table-cell>
          <table:table-cell table:formula="of:=[.O3]+[.O7]" office:value-type="float" office:value="150387188">
            <text:p>150387188</text:p>
          </table:table-cell>
          <table:table-cell table:formula="of:=[.P3]+[.P7]" office:value-type="float" office:value="230425870">
            <text:p>230425870</text:p>
          </table:table-cell>
          <table:table-cell table:formula="of:=[.Q3]+[.Q7]" office:value-type="float" office:value="294505997">
            <text:p>294505997</text:p>
          </table:table-cell>
        </table:table-row>
        <table:table-row table:style-name="ro2">
          <table:table-cell office:value-type="string">
            <text:p>UltraFastReadWriteMutex tps</text:p>
          </table:table-cell>
          <table:table-cell table:formula="of:=[.B4]+[.B8]" office:value-type="float" office:value="197121905">
            <text:p>197121905</text:p>
          </table:table-cell>
          <table:table-cell table:formula="of:=[.C4]+[.C8]" office:value-type="float" office:value="321232407">
            <text:p>321232407</text:p>
          </table:table-cell>
          <table:table-cell table:formula="of:=[.D4]+[.D8]" office:value-type="float" office:value="389362936">
            <text:p>389362936</text:p>
          </table:table-cell>
          <table:table-cell table:formula="of:=[.E4]+[.E8]" office:value-type="float" office:value="498343866">
            <text:p>498343866</text:p>
          </table:table-cell>
          <table:table-cell table:formula="of:=[.F4]+[.F8]" office:value-type="float" office:value="581124771">
            <text:p>581124771</text:p>
          </table:table-cell>
          <table:table-cell table:formula="of:=[.G4]+[.G8]" office:value-type="float" office:value="636807041">
            <text:p>636807041</text:p>
          </table:table-cell>
          <table:table-cell table:formula="of:=[.H4]+[.H8]" office:value-type="float" office:value="699306426">
            <text:p>699306426</text:p>
          </table:table-cell>
          <table:table-cell table:formula="of:=[.I4]+[.I8]" office:value-type="float" office:value="777020446">
            <text:p>777020446</text:p>
          </table:table-cell>
          <table:table-cell table:formula="of:=[.J4]+[.J8]" office:value-type="float" office:value="6820791">
            <text:p>6820791</text:p>
          </table:table-cell>
          <table:table-cell table:formula="of:=[.K4]+[.K8]" office:value-type="float" office:value="22804295">
            <text:p>22804295</text:p>
          </table:table-cell>
          <table:table-cell table:formula="of:=[.L4]+[.L8]" office:value-type="float" office:value="48820529">
            <text:p>48820529</text:p>
          </table:table-cell>
          <table:table-cell table:formula="of:=[.M4]+[.M8]" office:value-type="float" office:value="50275698">
            <text:p>50275698</text:p>
          </table:table-cell>
          <table:table-cell table:formula="of:=[.N4]+[.N8]" office:value-type="float" office:value="81014503">
            <text:p>81014503</text:p>
          </table:table-cell>
          <table:table-cell table:formula="of:=[.O4]+[.O8]" office:value-type="float" office:value="142074292">
            <text:p>142074292</text:p>
          </table:table-cell>
          <table:table-cell table:formula="of:=[.P4]+[.P8]" office:value-type="float" office:value="119054394">
            <text:p>119054394</text:p>
          </table:table-cell>
          <table:table-cell table:formula="of:=[.Q4]+[.Q8]" office:value-type="float" office:value="353131722">
            <text:p>353131722</text:p>
          </table:table-cell>
        </table:table-row>
        <table:table-row table:style-name="ro2">
          <table:table-cell office:value-type="string">
            <text:p>UltraLightReadWriteMutex tps</text:p>
          </table:table-cell>
          <table:table-cell table:formula="of:=[.B5]+[.B9]" office:value-type="float" office:value="198183117">
            <text:p>198183117</text:p>
          </table:table-cell>
          <table:table-cell table:formula="of:=[.C5]+[.C9]" office:value-type="float" office:value="315183322">
            <text:p>315183322</text:p>
          </table:table-cell>
          <table:table-cell table:formula="of:=[.D5]+[.D9]" office:value-type="float" office:value="394987358">
            <text:p>394987358</text:p>
          </table:table-cell>
          <table:table-cell table:formula="of:=[.E5]+[.E9]" office:value-type="float" office:value="521399592">
            <text:p>521399592</text:p>
          </table:table-cell>
          <table:table-cell table:formula="of:=[.F5]+[.F9]" office:value-type="float" office:value="578971621">
            <text:p>578971621</text:p>
          </table:table-cell>
          <table:table-cell table:formula="of:=[.G5]+[.G9]" office:value-type="float" office:value="658836385">
            <text:p>658836385</text:p>
          </table:table-cell>
          <table:table-cell table:formula="of:=[.H5]+[.H9]" office:value-type="float" office:value="713768066">
            <text:p>713768066</text:p>
          </table:table-cell>
          <table:table-cell table:formula="of:=[.I5]+[.I9]" office:value-type="float" office:value="793919962">
            <text:p>793919962</text:p>
          </table:table-cell>
          <table:table-cell table:formula="of:=[.J5]+[.J9]" office:value-type="float" office:value="37914151">
            <text:p>37914151</text:p>
          </table:table-cell>
          <table:table-cell table:formula="of:=[.K5]+[.K9]" office:value-type="float" office:value="68118156">
            <text:p>68118156</text:p>
          </table:table-cell>
          <table:table-cell table:formula="of:=[.L5]+[.L9]" office:value-type="float" office:value="117156960">
            <text:p>117156960</text:p>
          </table:table-cell>
          <table:table-cell table:formula="of:=[.M5]+[.M9]" office:value-type="float" office:value="147731484">
            <text:p>147731484</text:p>
          </table:table-cell>
          <table:table-cell table:formula="of:=[.N5]+[.N9]" office:value-type="float" office:value="182280754">
            <text:p>182280754</text:p>
          </table:table-cell>
          <table:table-cell table:formula="of:=[.O5]+[.O9]" office:value-type="float" office:value="204298629">
            <text:p>204298629</text:p>
          </table:table-cell>
          <table:table-cell table:formula="of:=[.P5]+[.P9]" office:value-type="float" office:value="242706346">
            <text:p>242706346</text:p>
          </table:table-cell>
          <table:table-cell table:formula="of:=[.Q5]+[.Q9]" office:value-type="float" office:value="799487176">
            <text:p>799487176</text:p>
          </table:table-cell>
        </table:table-row>
        <table:table-row table:style-name="ro2">
          <table:table-cell office:value-type="string">
            <text:p>FastFairReadWriteMutex tps</text:p>
          </table:table-cell>
          <table:table-cell table:formula="of:=[.B6]+[.B10]" office:value-type="float" office:value="176953529">
            <text:p>176953529</text:p>
          </table:table-cell>
          <table:table-cell table:formula="of:=[.C6]+[.C10]" office:value-type="float" office:value="292551972">
            <text:p>292551972</text:p>
          </table:table-cell>
          <table:table-cell table:formula="of:=[.D6]+[.D10]" office:value-type="float" office:value="231294352">
            <text:p>231294352</text:p>
          </table:table-cell>
          <table:table-cell table:formula="of:=[.E6]+[.E10]" office:value-type="float" office:value="462103666">
            <text:p>462103666</text:p>
          </table:table-cell>
          <table:table-cell table:formula="of:=[.F6]+[.F10]" office:value-type="float" office:value="337109704">
            <text:p>337109704</text:p>
          </table:table-cell>
          <table:table-cell table:formula="of:=[.G6]+[.G10]" office:value-type="float" office:value="552191220">
            <text:p>552191220</text:p>
          </table:table-cell>
          <table:table-cell table:formula="of:=[.H6]+[.H10]" office:value-type="float" office:value="568854266">
            <text:p>568854266</text:p>
          </table:table-cell>
          <table:table-cell table:formula="of:=[.I6]+[.I10]" office:value-type="float" office:value="455659967">
            <text:p>455659967</text:p>
          </table:table-cell>
          <table:table-cell table:formula="of:=[.J6]+[.J10]" office:value-type="float" office:value="2065487">
            <text:p>2065487</text:p>
          </table:table-cell>
          <table:table-cell table:formula="of:=[.K6]+[.K10]" office:value-type="float" office:value="5486434">
            <text:p>5486434</text:p>
          </table:table-cell>
          <table:table-cell table:formula="of:=[.L6]+[.L10]" office:value-type="float" office:value="3937630">
            <text:p>3937630</text:p>
          </table:table-cell>
          <table:table-cell table:formula="of:=[.M6]+[.M10]" office:value-type="float" office:value="3891150">
            <text:p>3891150</text:p>
          </table:table-cell>
          <table:table-cell table:formula="of:=[.N6]+[.N10]" office:value-type="float" office:value="3731085">
            <text:p>3731085</text:p>
          </table:table-cell>
          <table:table-cell table:formula="of:=[.O6]+[.O10]" office:value-type="float" office:value="3618482">
            <text:p>3618482</text:p>
          </table:table-cell>
          <table:table-cell table:formula="of:=[.P6]+[.P10]" office:value-type="float" office:value="3218025">
            <text:p>3218025</text:p>
          </table:table-cell>
          <table:table-cell table:formula="of:=[.Q6]+[.Q10]" office:value-type="float" office:value="2890111">
            <text:p>2890111</text:p>
          </table:table-cell>
        </table:table-row>
        <table:table-row table:style-name="ro1">
          <table:table-cell office:value-type="string">
            <text:p>UltraSpin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70209">
            <text:p>1.47</text:p>
          </table:table-cell>
          <table:table-cell office:value-type="float" office:value="2.877781">
            <text:p>2.88</text:p>
          </table:table-cell>
          <table:table-cell office:value-type="float" office:value="3.998985">
            <text:p>4</text:p>
          </table:table-cell>
          <table:table-cell office:value-type="float" office:value="4.99942">
            <text:p>5</text:p>
          </table:table-cell>
          <table:table-cell office:value-type="float" office:value="5.999468">
            <text:p>6</text:p>
          </table:table-cell>
          <table:table-cell office:value-type="float" office:value="6.999882">
            <text:p>7</text:p>
          </table:table-cell>
          <table:table-cell office:value-type="float" office:value="7.99995">
            <text:p>8</text:p>
          </table:table-cell>
          <table:table-cell office:value-type="float" office:value="8.999912">
            <text:p>9</text:p>
          </table:table-cell>
        </table:table-row>
        <table:table-row table:style-name="ro1">
          <table:table-cell office:value-type="string">
            <text:p>UltraFas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50163">
            <text:p>1.45</text:p>
          </table:table-cell>
          <table:table-cell office:value-type="float" office:value="2.873784">
            <text:p>2.87</text:p>
          </table:table-cell>
          <table:table-cell office:value-type="float" office:value="3.951599">
            <text:p>3.95</text:p>
          </table:table-cell>
          <table:table-cell office:value-type="float" office:value="4.950279">
            <text:p>4.95</text:p>
          </table:table-cell>
          <table:table-cell office:value-type="float" office:value="5.975803">
            <text:p>5.98</text:p>
          </table:table-cell>
          <table:table-cell office:value-type="float" office:value="6.988566">
            <text:p>6.99</text:p>
          </table:table-cell>
          <table:table-cell office:value-type="float" office:value="7.986572">
            <text:p>7.99</text:p>
          </table:table-cell>
          <table:table-cell office:value-type="float" office:value="8.99695">
            <text:p>9</text:p>
          </table:table-cell>
        </table:table-row>
        <table:table-row table:style-name="ro1">
          <table:table-cell office:value-type="string">
            <text:p>UltraLigh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513241">
            <text:p>1.51</text:p>
          </table:table-cell>
          <table:table-cell office:value-type="float" office:value="2.627632">
            <text:p>2.63</text:p>
          </table:table-cell>
          <table:table-cell office:value-type="float" office:value="3.88344">
            <text:p>3.88</text:p>
          </table:table-cell>
          <table:table-cell office:value-type="float" office:value="4.885517">
            <text:p>4.89</text:p>
          </table:table-cell>
          <table:table-cell office:value-type="float" office:value="5.91079">
            <text:p>5.91</text:p>
          </table:table-cell>
          <table:table-cell office:value-type="float" office:value="6.909671">
            <text:p>6.91</text:p>
          </table:table-cell>
          <table:table-cell office:value-type="float" office:value="7.9284">
            <text:p>7.93</text:p>
          </table:table-cell>
          <table:table-cell office:value-type="float" office:value="8.999947">
            <text:p>9</text:p>
          </table:table-cell>
        </table:table-row>
        <table:table-row table:style-name="ro1">
          <table:table-cell office:value-type="string">
            <text:p>FastFair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051968">
            <text:p>1.05</text:p>
          </table:table-cell>
          <table:table-cell office:value-type="float" office:value="0.632052">
            <text:p>0.63</text:p>
          </table:table-cell>
          <table:table-cell office:value-type="float" office:value="0.965659">
            <text:p>0.97</text:p>
          </table:table-cell>
          <table:table-cell office:value-type="float" office:value="1.096812">
            <text:p>1.1</text:p>
          </table:table-cell>
          <table:table-cell office:value-type="float" office:value="1.32714">
            <text:p>1.33</text:p>
          </table:table-cell>
          <table:table-cell office:value-type="float" office:value="1.182018">
            <text:p>1.18</text:p>
          </table:table-cell>
          <table:table-cell office:value-type="float" office:value="1.698428">
            <text:p>1.7</text:p>
          </table:table-cell>
          <table:table-cell office:value-type="float" office:value="2.094503">
            <text:p>2.09</text:p>
          </table:table-cell>
        </table:table-row>
        <table:table-row table:style-name="ro1">
          <table:table-cell office:value-type="string">
            <text:p>UltraSpin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122219">
            <text:p>0.12</text:p>
          </table:table-cell>
          <table:table-cell office:value-type="float" office:value="0.001015">
            <text:p>0</text:p>
          </table:table-cell>
          <table:table-cell office:value-type="float" office:value="0.00058">
            <text:p>0</text:p>
          </table:table-cell>
          <table:table-cell office:value-type="float" office:value="0.000532">
            <text:p>0</text:p>
          </table:table-cell>
          <table:table-cell office:value-type="float" office:value="0.000118">
            <text:p>0</text:p>
          </table:table-cell>
          <table:table-cell office:value-type="float" office:value="0.00005">
            <text:p>0</text:p>
          </table:table-cell>
          <table:table-cell office:value-type="float" office:value="0.000088">
            <text:p>0</text:p>
          </table:table-cell>
        </table:table-row>
        <table:table-row table:style-name="ro1">
          <table:table-cell office:value-type="string">
            <text:p>UltraFas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126216">
            <text:p>0.13</text:p>
          </table:table-cell>
          <table:table-cell office:value-type="float" office:value="0.048401">
            <text:p>0.05</text:p>
          </table:table-cell>
          <table:table-cell office:value-type="float" office:value="0.049721">
            <text:p>0.05</text:p>
          </table:table-cell>
          <table:table-cell office:value-type="float" office:value="0.024197">
            <text:p>0.02</text:p>
          </table:table-cell>
          <table:table-cell office:value-type="float" office:value="0.011434">
            <text:p>0.01</text:p>
          </table:table-cell>
          <table:table-cell office:value-type="float" office:value="0.013428">
            <text:p>0.01</text:p>
          </table:table-cell>
          <table:table-cell office:value-type="float" office:value="0.00305">
            <text:p>0</text:p>
          </table:table-cell>
        </table:table-row>
        <table:table-row table:style-name="ro1">
          <table:table-cell office:value-type="string">
            <text:p>UltraLigh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372368">
            <text:p>0.37</text:p>
          </table:table-cell>
          <table:table-cell office:value-type="float" office:value="0.11656">
            <text:p>0.12</text:p>
          </table:table-cell>
          <table:table-cell office:value-type="float" office:value="0.114483">
            <text:p>0.11</text:p>
          </table:table-cell>
          <table:table-cell office:value-type="float" office:value="0.08921">
            <text:p>0.09</text:p>
          </table:table-cell>
          <table:table-cell office:value-type="float" office:value="0.090329">
            <text:p>0.09</text:p>
          </table:table-cell>
          <table:table-cell office:value-type="float" office:value="0.0716">
            <text:p>0.07</text:p>
          </table:table-cell>
          <table:table-cell office:value-type="float" office:value="0.000053">
            <text:p>0</text:p>
          </table:table-cell>
        </table:table-row>
        <table:table-row table:style-name="ro1">
          <table:table-cell office:value-type="string">
            <text:p>FastFair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2.367948">
            <text:p>2.37</text:p>
          </table:table-cell>
          <table:table-cell office:value-type="float" office:value="3.034341">
            <text:p>3.03</text:p>
          </table:table-cell>
          <table:table-cell office:value-type="float" office:value="3.903188">
            <text:p>3.9</text:p>
          </table:table-cell>
          <table:table-cell office:value-type="float" office:value="4.67286">
            <text:p>4.67</text:p>
          </table:table-cell>
          <table:table-cell office:value-type="float" office:value="5.817982">
            <text:p>5.82</text:p>
          </table:table-cell>
          <table:table-cell office:value-type="float" office:value="6.301572">
            <text:p>6.3</text:p>
          </table:table-cell>
          <table:table-cell office:value-type="float" office:value="6.905497">
            <text:p>6.91</text:p>
          </table:table-cell>
        </table:table-row>
        <table:table-row table:style-name="ro1">
          <table:table-cell office:value-type="string">
            <text:p>UltraSpin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70209">
            <text:p>1.47</text:p>
          </table:table-cell>
          <table:table-cell office:value-type="float" office:value="1.918521">
            <text:p>1.92</text:p>
          </table:table-cell>
          <table:table-cell office:value-type="float" office:value="1.999493">
            <text:p>2</text:p>
          </table:table-cell>
          <table:table-cell office:value-type="float" office:value="1.999768">
            <text:p>2</text:p>
          </table:table-cell>
          <table:table-cell office:value-type="float" office:value="1.999823">
            <text:p>2</text:p>
          </table:table-cell>
          <table:table-cell office:value-type="float" office:value="1.999966">
            <text:p>2</text:p>
          </table:table-cell>
          <table:table-cell office:value-type="float" office:value="1.999988">
            <text:p>2</text:p>
          </table:table-cell>
          <table:table-cell office:value-type="float" office:value="1.999981">
            <text:p>2</text:p>
          </table:table-cell>
        </table:table-row>
        <table:table-row table:style-name="ro1">
          <table:table-cell office:value-type="string">
            <text:p>UltraFas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50163">
            <text:p>1.45</text:p>
          </table:table-cell>
          <table:table-cell office:value-type="float" office:value="1.915856">
            <text:p>1.92</text:p>
          </table:table-cell>
          <table:table-cell office:value-type="float" office:value="1.975799">
            <text:p>1.98</text:p>
          </table:table-cell>
          <table:table-cell office:value-type="float" office:value="1.980112">
            <text:p>1.98</text:p>
          </table:table-cell>
          <table:table-cell office:value-type="float" office:value="1.991934">
            <text:p>1.99</text:p>
          </table:table-cell>
          <table:table-cell office:value-type="float" office:value="1.996733">
            <text:p>2</text:p>
          </table:table-cell>
          <table:table-cell office:value-type="float" office:value="1.996643">
            <text:p>2</text:p>
          </table:table-cell>
          <table:table-cell office:value-type="float" office:value="1.999322">
            <text:p>2</text:p>
          </table:table-cell>
        </table:table-row>
        <table:table-row table:style-name="ro1">
          <table:table-cell office:value-type="string">
            <text:p>UltraLigh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513241">
            <text:p>1.51</text:p>
          </table:table-cell>
          <table:table-cell office:value-type="float" office:value="1.751755">
            <text:p>1.75</text:p>
          </table:table-cell>
          <table:table-cell office:value-type="float" office:value="1.94172">
            <text:p>1.94</text:p>
          </table:table-cell>
          <table:table-cell office:value-type="float" office:value="1.954207">
            <text:p>1.95</text:p>
          </table:table-cell>
          <table:table-cell office:value-type="float" office:value="1.970263">
            <text:p>1.97</text:p>
          </table:table-cell>
          <table:table-cell office:value-type="float" office:value="1.974192">
            <text:p>1.97</text:p>
          </table:table-cell>
          <table:table-cell office:value-type="float" office:value="1.9821">
            <text:p>1.98</text:p>
          </table:table-cell>
          <table:table-cell office:value-type="float" office:value="1.999988">
            <text:p>2</text:p>
          </table:table-cell>
        </table:table-row>
        <table:table-row table:style-name="ro1">
          <table:table-cell office:value-type="string">
            <text:p>FastFair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051968">
            <text:p>1.05</text:p>
          </table:table-cell>
          <table:table-cell office:value-type="float" office:value="0.421368">
            <text:p>0.42</text:p>
          </table:table-cell>
          <table:table-cell office:value-type="float" office:value="0.48283">
            <text:p>0.48</text:p>
          </table:table-cell>
          <table:table-cell office:value-type="float" office:value="0.438725">
            <text:p>0.44</text:p>
          </table:table-cell>
          <table:table-cell office:value-type="float" office:value="0.44238">
            <text:p>0.44</text:p>
          </table:table-cell>
          <table:table-cell office:value-type="float" office:value="0.33772">
            <text:p>0.34</text:p>
          </table:table-cell>
          <table:table-cell office:value-type="float" office:value="0.424607">
            <text:p>0.42</text:p>
          </table:table-cell>
          <table:table-cell office:value-type="float" office:value="0.465445">
            <text:p>0.47</text:p>
          </table:table-cell>
        </table:table-row>
        <table:table-row table:style-name="ro1">
          <table:table-cell office:value-type="string">
            <text:p>UltraSpin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081479">
            <text:p>0.08</text:p>
          </table:table-cell>
          <table:table-cell office:value-type="float" office:value="0.000507">
            <text:p>0</text:p>
          </table:table-cell>
          <table:table-cell office:value-type="float" office:value="0.000232">
            <text:p>0</text:p>
          </table:table-cell>
          <table:table-cell office:value-type="float" office:value="0.000177">
            <text:p>0</text:p>
          </table:table-cell>
          <table:table-cell office:value-type="float" office:value="0.000034">
            <text:p>0</text:p>
          </table:table-cell>
          <table:table-cell office:value-type="float" office:value="0.000012">
            <text:p>0</text:p>
          </table:table-cell>
          <table:table-cell office:value-type="float" office:value="0.000019">
            <text:p>0</text:p>
          </table:table-cell>
        </table:table-row>
        <table:table-row table:style-name="ro1">
          <table:table-cell office:value-type="string">
            <text:p>UltraFas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084144">
            <text:p>0.08</text:p>
          </table:table-cell>
          <table:table-cell office:value-type="float" office:value="0.024201">
            <text:p>0.02</text:p>
          </table:table-cell>
          <table:table-cell office:value-type="float" office:value="0.019888">
            <text:p>0.02</text:p>
          </table:table-cell>
          <table:table-cell office:value-type="float" office:value="0.008066">
            <text:p>0.01</text:p>
          </table:table-cell>
          <table:table-cell office:value-type="float" office:value="0.003267">
            <text:p>0</text:p>
          </table:table-cell>
          <table:table-cell office:value-type="float" office:value="0.003357">
            <text:p>0</text:p>
          </table:table-cell>
          <table:table-cell office:value-type="float" office:value="0.000678">
            <text:p>0</text:p>
          </table:table-cell>
        </table:table-row>
        <table:table-row table:style-name="ro1">
          <table:table-cell office:value-type="string">
            <text:p>UltraLigh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248245">
            <text:p>0.25</text:p>
          </table:table-cell>
          <table:table-cell office:value-type="float" office:value="0.05828">
            <text:p>0.06</text:p>
          </table:table-cell>
          <table:table-cell office:value-type="float" office:value="0.045793">
            <text:p>0.05</text:p>
          </table:table-cell>
          <table:table-cell office:value-type="float" office:value="0.029737">
            <text:p>0.03</text:p>
          </table:table-cell>
          <table:table-cell office:value-type="float" office:value="0.025808">
            <text:p>0.03</text:p>
          </table:table-cell>
          <table:table-cell office:value-type="float" office:value="0.0179">
            <text:p>0.02</text:p>
          </table:table-cell>
          <table:table-cell office:value-type="float" office:value="0.000012">
            <text:p>0</text:p>
          </table:table-cell>
        </table:table-row>
        <table:table-row table:style-name="ro1">
          <table:table-cell office:value-type="string">
            <text:p>FastFair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1.578632">
            <text:p>1.58</text:p>
          </table:table-cell>
          <table:table-cell office:value-type="float" office:value="1.51717">
            <text:p>1.52</text:p>
          </table:table-cell>
          <table:table-cell office:value-type="float" office:value="1.561275">
            <text:p>1.56</text:p>
          </table:table-cell>
          <table:table-cell office:value-type="float" office:value="1.55762">
            <text:p>1.56</text:p>
          </table:table-cell>
          <table:table-cell office:value-type="float" office:value="1.66228">
            <text:p>1.66</text:p>
          </table:table-cell>
          <table:table-cell office:value-type="float" office:value="1.575393">
            <text:p>1.58</text:p>
          </table:table-cell>
          <table:table-cell office:value-type="float" office:value="1.534555">
            <text:p>1.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2/04/2012</text:date>, <text:time>20:4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00:18:40.35</meta:creation-date>
    <dc:date>2012-02-04T20:48:24.77</dc:date>
    <meta:editing-duration>PT33H38M24S</meta:editing-duration>
    <meta:editing-cycles>34</meta:editing-cycles>
    <meta:generator>OpenOffice.org/3.2$Win32 OpenOffice.org_project/320m12$Build-9483</meta:generator>
    <meta:document-statistic meta:table-count="3" meta:cell-count="7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1cm" svg:height="6.988cm" xlink:href=".." chart:class="chart:line" chart:style-name="ch1">
        <chart:legend chart:legend-position="end" svg:x="7.871cm" svg:y="2.973cm" chart:style-name="ch2"/>
        <chart:plot-area chart:style-name="ch3" table:cell-range-address="Sheet1.G1:Sheet1.H9" chart:data-source-has-labels="row" svg:x="0.205cm" svg:y="0.139cm" svg:width="7.462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" chart:label-cell-address="Sheet1.G1:Sheet1.G1" chart:class="chart:line">
            <chart:data-point chart:repeated="8"/>
          </chart:series>
          <chart:series chart:style-name="ch7" chart:values-cell-range-address="Sheet1.H2:Sheet1.H9" chart:label-cell-address="Sheet1.H1:Sheet1.H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UltraSpin #3</text:p>
              </table:table-cell>
              <table:table-cell office:value-type="string">
                <text:p text:id="Sheet1.H1:Sheet1.H1">UltraFast #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477633">
                <text:p text:id="Sheet1.G2:Sheet1.G9">89477633</text:p>
              </table:table-cell>
              <table:table-cell office:value-type="float" office:value="79115071">
                <text:p text:id="Sheet1.H2:Sheet1.H9">79115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975649">
                <text:p>145975649</text:p>
              </table:table-cell>
              <table:table-cell office:value-type="float" office:value="128030182">
                <text:p>128030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29288">
                <text:p>126929288</text:p>
              </table:table-cell>
              <table:table-cell office:value-type="float" office:value="48375146">
                <text:p>4837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365120">
                <text:p>182365120</text:p>
              </table:table-cell>
              <table:table-cell office:value-type="float" office:value="167548784">
                <text:p>167548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207969">
                <text:p>211207969</text:p>
              </table:table-cell>
              <table:table-cell office:value-type="float" office:value="110473018">
                <text:p>11047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183972">
                <text:p>243183972</text:p>
              </table:table-cell>
              <table:table-cell office:value-type="float" office:value="167635665">
                <text:p>167635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801246">
                <text:p>255801246</text:p>
              </table:table-cell>
              <table:table-cell office:value-type="float" office:value="184770190">
                <text:p>184770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942543">
                <text:p>245942543</text:p>
              </table:table-cell>
              <table:table-cell office:value-type="float" office:value="147667164">
                <text:p>147667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52cm" svg:height="6.988cm" xlink:href=".." chart:class="chart:line" chart:style-name="ch1">
        <chart:legend chart:legend-position="end" svg:x="7.078cm" svg:y="2.973cm" chart:style-name="ch2"/>
        <chart:plot-area chart:style-name="ch3" table:cell-range-address="Sheet1.I1:Sheet1.J9" chart:data-source-has-labels="row" svg:x="0.189cm" svg:y="0.139cm" svg:width="6.701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9" chart:label-cell-address="Sheet1.I1:Sheet1.I1" chart:class="chart:line">
            <chart:data-point chart:repeated="8"/>
          </chart:series>
          <chart:series chart:style-name="ch7" chart:values-cell-range-address="Sheet1.J2:Sheet1.J9" chart:label-cell-address="Sheet1.J1:Sheet1.J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UltraSpin #4</text:p>
              </table:table-cell>
              <table:table-cell office:value-type="string">
                <text:p text:id="Sheet1.J1:Sheet1.J1">UltraFast #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41282">
                <text:p text:id="Sheet1.I2:Sheet1.I9">32141282</text:p>
              </table:table-cell>
              <table:table-cell office:value-type="float" office:value="28028433">
                <text:p text:id="Sheet1.J2:Sheet1.J9">28028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43722">
                <text:p>64143722</text:p>
              </table:table-cell>
              <table:table-cell office:value-type="float" office:value="55147382">
                <text:p>55147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604045">
                <text:p>83604045</text:p>
              </table:table-cell>
              <table:table-cell office:value-type="float" office:value="45869271">
                <text:p>45869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00961">
                <text:p>91500961</text:p>
              </table:table-cell>
              <table:table-cell office:value-type="float" office:value="36333981">
                <text:p>3633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899580">
                <text:p>118899580</text:p>
              </table:table-cell>
              <table:table-cell office:value-type="float" office:value="64526114">
                <text:p>64526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973952">
                <text:p>136973952</text:p>
              </table:table-cell>
              <table:table-cell office:value-type="float" office:value="68521688">
                <text:p>68521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981767">
                <text:p>142981767</text:p>
              </table:table-cell>
              <table:table-cell office:value-type="float" office:value="83164461">
                <text:p>83164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71053">
                <text:p>144071053</text:p>
              </table:table-cell>
              <table:table-cell office:value-type="float" office:value="96728806">
                <text:p>9672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25cm" svg:height="13.089cm" xlink:href=".." chart:class="chart:line" chart:style-name="ch1">
        <chart:legend chart:legend-position="end" svg:x="26.532cm" svg:y="5.169cm" chart:style-name="ch2"/>
        <chart:plot-area chart:style-name="ch3" table:cell-range-address="Sheet2.A3:Sheet2.M8" chart:data-source-has-labels="column" svg:x="0.612cm" svg:y="0.261cm" svg:width="25.309cm" svg:height="12.30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M3" chart:label-cell-address="Sheet2.A3:Sheet2.A3" chart:class="chart:line">
            <chart:data-point chart:repeated="12"/>
          </chart:series>
          <chart:series chart:style-name="ch7" chart:values-cell-range-address="Sheet2.B4:Sheet2.M4" chart:label-cell-address="Sheet2.A4:Sheet2.A4" chart:class="chart:line">
            <chart:data-point chart:repeated="12"/>
          </chart:series>
          <chart:series chart:style-name="ch8" chart:values-cell-range-address="Sheet2.B5:Sheet2.M5" chart:label-cell-address="Sheet2.A5:Sheet2.A5" chart:class="chart:line">
            <chart:data-point chart:repeated="12"/>
          </chart:series>
          <chart:series chart:style-name="ch9" chart:values-cell-range-address="Sheet2.B6:Sheet2.M6" chart:label-cell-address="Sheet2.A6:Sheet2.A6" chart:class="chart:line">
            <chart:data-point chart:repeated="12"/>
          </chart:series>
          <chart:series chart:style-name="ch10" chart:values-cell-range-address="Sheet2.B7:Sheet2.M7" chart:label-cell-address="Sheet2.A7:Sheet2.A7" chart:class="chart:line">
            <chart:data-point chart:repeated="12"/>
          </chart:series>
          <chart:series chart:style-name="ch11" chart:values-cell-range-address="Sheet2.B8:Sheet2.M8" chart:label-cell-address="Sheet2.A8:Sheet2.A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UltraSpin OSTGV w0</text:p>
              </table:table-cell>
              <table:table-cell office:value-type="float" office:value="88765124">
                <text:p text:id="Sheet2.B3:Sheet2.M3">88765124</text:p>
              </table:table-cell>
              <table:table-cell office:value-type="float" office:value="155168826">
                <text:p>155168826</text:p>
              </table:table-cell>
              <table:table-cell office:value-type="float" office:value="182783488">
                <text:p>182783488</text:p>
              </table:table-cell>
              <table:table-cell office:value-type="float" office:value="233500192">
                <text:p>233500192</text:p>
              </table:table-cell>
              <table:table-cell office:value-type="float" office:value="268571475">
                <text:p>268571475</text:p>
              </table:table-cell>
              <table:table-cell office:value-type="float" office:value="281166987">
                <text:p>281166987</text:p>
              </table:table-cell>
              <table:table-cell office:value-type="float" office:value="286789251">
                <text:p>286789251</text:p>
              </table:table-cell>
              <table:table-cell office:value-type="float" office:value="321234374">
                <text:p>321234374</text:p>
              </table:table-cell>
              <table:table-cell office:value-type="float" office:value="323090209">
                <text:p>323090209</text:p>
              </table:table-cell>
              <table:table-cell office:value-type="float" office:value="265527554">
                <text:p>265527554</text:p>
              </table:table-cell>
              <table:table-cell office:value-type="float" office:value="283754718">
                <text:p>283754718</text:p>
              </table:table-cell>
              <table:table-cell office:value-type="float" office:value="287328878">
                <text:p>287328878</text:p>
              </table:table-cell>
            </table:table-row>
            <table:table-row>
              <table:table-cell office:value-type="string">
                <text:p text:id="Sheet2.A4:Sheet2.A4">UltraFast OSTGV w0</text:p>
              </table:table-cell>
              <table:table-cell office:value-type="float" office:value="75405136">
                <text:p text:id="Sheet2.B4:Sheet2.M4">75405136</text:p>
              </table:table-cell>
              <table:table-cell office:value-type="float" office:value="90248845">
                <text:p>90248845</text:p>
              </table:table-cell>
              <table:table-cell office:value-type="float" office:value="144958657">
                <text:p>144958657</text:p>
              </table:table-cell>
              <table:table-cell office:value-type="float" office:value="94582937">
                <text:p>94582937</text:p>
              </table:table-cell>
              <table:table-cell office:value-type="float" office:value="145267280">
                <text:p>145267280</text:p>
              </table:table-cell>
              <table:table-cell office:value-type="float" office:value="159167200">
                <text:p>159167200</text:p>
              </table:table-cell>
              <table:table-cell office:value-type="float" office:value="166619139">
                <text:p>166619139</text:p>
              </table:table-cell>
              <table:table-cell office:value-type="float" office:value="153806912">
                <text:p>153806912</text:p>
              </table:table-cell>
              <table:table-cell office:value-type="float" office:value="216221349">
                <text:p>216221349</text:p>
              </table:table-cell>
              <table:table-cell office:value-type="float" office:value="171417962">
                <text:p>171417962</text:p>
              </table:table-cell>
              <table:table-cell office:value-type="float" office:value="214534027">
                <text:p>214534027</text:p>
              </table:table-cell>
              <table:table-cell office:value-type="float" office:value="190495495">
                <text:p>190495495</text:p>
              </table:table-cell>
            </table:table-row>
            <table:table-row>
              <table:table-cell office:value-type="string">
                <text:p text:id="Sheet2.A5:Sheet2.A5">UltraSpin ITGV w0</text:p>
              </table:table-cell>
              <table:table-cell office:value-type="float" office:value="110470983">
                <text:p text:id="Sheet2.B5:Sheet2.M5">110470983</text:p>
              </table:table-cell>
              <table:table-cell office:value-type="float" office:value="184330835.5">
                <text:p>184330835.5</text:p>
              </table:table-cell>
              <table:table-cell office:value-type="float" office:value="239206301.5">
                <text:p>239206301.5</text:p>
              </table:table-cell>
              <table:table-cell office:value-type="float" office:value="307080880">
                <text:p>307080880</text:p>
              </table:table-cell>
              <table:table-cell office:value-type="float" office:value="361669627">
                <text:p>361669627</text:p>
              </table:table-cell>
              <table:table-cell office:value-type="float" office:value="440880314">
                <text:p>440880314</text:p>
              </table:table-cell>
              <table:table-cell office:value-type="float" office:value="496217800.5">
                <text:p>496217800.5</text:p>
              </table:table-cell>
              <table:table-cell office:value-type="float" office:value="525650250.5">
                <text:p>525650250.5</text:p>
              </table:table-cell>
              <table:table-cell office:value-type="float" office:value="537790001.5">
                <text:p>537790001.5</text:p>
              </table:table-cell>
              <table:table-cell office:value-type="float" office:value="538530512.5">
                <text:p>538530512.5</text:p>
              </table:table-cell>
              <table:table-cell office:value-type="float" office:value="545042007">
                <text:p>545042007</text:p>
              </table:table-cell>
              <table:table-cell office:value-type="float" office:value="523538090.5">
                <text:p>523538090.5</text:p>
              </table:table-cell>
            </table:table-row>
            <table:table-row>
              <table:table-cell office:value-type="string">
                <text:p text:id="Sheet2.A6:Sheet2.A6">UltraFast ITGV w0</text:p>
              </table:table-cell>
              <table:table-cell office:value-type="float" office:value="112026630">
                <text:p text:id="Sheet2.B6:Sheet2.M6">112026630</text:p>
              </table:table-cell>
              <table:table-cell office:value-type="float" office:value="181382963.5">
                <text:p>181382963.5</text:p>
              </table:table-cell>
              <table:table-cell office:value-type="float" office:value="224182283.5">
                <text:p>224182283.5</text:p>
              </table:table-cell>
              <table:table-cell office:value-type="float" office:value="290768439.5">
                <text:p>290768439.5</text:p>
              </table:table-cell>
              <table:table-cell office:value-type="float" office:value="350279975">
                <text:p>350279975</text:p>
              </table:table-cell>
              <table:table-cell office:value-type="float" office:value="412066769.5">
                <text:p>412066769.5</text:p>
              </table:table-cell>
              <table:table-cell office:value-type="float" office:value="458821100.5">
                <text:p>458821100.5</text:p>
              </table:table-cell>
              <table:table-cell office:value-type="float" office:value="496774951">
                <text:p>496774951</text:p>
              </table:table-cell>
              <table:table-cell office:value-type="float" office:value="499417250">
                <text:p>499417250</text:p>
              </table:table-cell>
              <table:table-cell office:value-type="float" office:value="498361792.5">
                <text:p>498361792.5</text:p>
              </table:table-cell>
              <table:table-cell office:value-type="float" office:value="494583556">
                <text:p>494583556</text:p>
              </table:table-cell>
              <table:table-cell office:value-type="float" office:value="507436558">
                <text:p>507436558</text:p>
              </table:table-cell>
            </table:table-row>
            <table:table-row>
              <table:table-cell office:value-type="string">
                <text:p text:id="Sheet2.A7:Sheet2.A7">UltraSpin ITGV w0 ctd</text:p>
              </table:table-cell>
              <table:table-cell office:value-type="float" office:value="197078351">
                <text:p text:id="Sheet2.B7:Sheet2.M7">197078351</text:p>
              </table:table-cell>
              <table:table-cell office:value-type="float" office:value="341739456">
                <text:p>341739456</text:p>
              </table:table-cell>
              <table:table-cell office:value-type="float" office:value="430066098">
                <text:p>430066098</text:p>
              </table:table-cell>
              <table:table-cell office:value-type="float" office:value="553749022">
                <text:p>553749022</text:p>
              </table:table-cell>
              <table:table-cell office:value-type="float" office:value="624935501">
                <text:p>624935501</text:p>
              </table:table-cell>
              <table:table-cell office:value-type="float" office:value="738174005">
                <text:p>738174005</text:p>
              </table:table-cell>
              <table:table-cell office:value-type="float" office:value="831684550">
                <text:p>831684550</text:p>
              </table:table-cell>
              <table:table-cell office:value-type="float" office:value="935047795">
                <text:p>935047795</text:p>
              </table:table-cell>
              <table:table-cell office:value-type="float" office:value="967807843">
                <text:p>967807843</text:p>
              </table:table-cell>
              <table:table-cell office:value-type="float" office:value="907783630">
                <text:p>907783630</text:p>
              </table:table-cell>
              <table:table-cell office:value-type="float" office:value="902415308">
                <text:p>902415308</text:p>
              </table:table-cell>
              <table:table-cell office:value-type="float" office:value="902954846">
                <text:p>902954846</text:p>
              </table:table-cell>
            </table:table-row>
            <table:table-row>
              <table:table-cell office:value-type="string">
                <text:p text:id="Sheet2.A8:Sheet2.A8">UltraFast ITGV w0 ctd</text:p>
              </table:table-cell>
              <table:table-cell office:value-type="float" office:value="185592641">
                <text:p text:id="Sheet2.B8:Sheet2.M8">185592641</text:p>
              </table:table-cell>
              <table:table-cell office:value-type="float" office:value="324963298">
                <text:p>324963298</text:p>
              </table:table-cell>
              <table:table-cell office:value-type="float" office:value="405911757">
                <text:p>405911757</text:p>
              </table:table-cell>
              <table:table-cell office:value-type="float" office:value="490036743">
                <text:p>490036743</text:p>
              </table:table-cell>
              <table:table-cell office:value-type="float" office:value="567379708">
                <text:p>567379708</text:p>
              </table:table-cell>
              <table:table-cell office:value-type="float" office:value="640187885">
                <text:p>640187885</text:p>
              </table:table-cell>
              <table:table-cell office:value-type="float" office:value="702871937">
                <text:p>702871937</text:p>
              </table:table-cell>
              <table:table-cell office:value-type="float" office:value="785151133">
                <text:p>785151133</text:p>
              </table:table-cell>
              <table:table-cell office:value-type="float" office:value="755706551">
                <text:p>755706551</text:p>
              </table:table-cell>
              <table:table-cell office:value-type="float" office:value="777191418">
                <text:p>777191418</text:p>
              </table:table-cell>
              <table:table-cell office:value-type="float" office:value="784935864">
                <text:p>784935864</text:p>
              </table:table-cell>
              <table:table-cell office:value-type="float" office:value="807132346">
                <text:p>807132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67cm" svg:height="12.035cm" xlink:href=".." chart:class="chart:line" chart:style-name="ch1">
        <chart:legend chart:legend-position="end" svg:x="26.475cm" svg:y="4.642cm" chart:style-name="ch2"/>
        <chart:plot-area chart:style-name="ch3" table:cell-range-address="Sheet2.A9:Sheet2.M14" chart:data-source-has-labels="column" svg:x="0.611cm" svg:y="0.24cm" svg:width="25.254cm" svg:height="11.3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9:Sheet2.M9" chart:label-cell-address="Sheet2.A9:Sheet2.A9" chart:class="chart:line">
            <chart:data-point chart:repeated="12"/>
          </chart:series>
          <chart:series chart:style-name="ch7" chart:values-cell-range-address="Sheet2.B10:Sheet2.M10" chart:label-cell-address="Sheet2.A10:Sheet2.A10" chart:class="chart:line">
            <chart:data-point chart:repeated="12"/>
          </chart:series>
          <chart:series chart:style-name="ch8" chart:values-cell-range-address="Sheet2.B11:Sheet2.M11" chart:label-cell-address="Sheet2.A11:Sheet2.A11" chart:class="chart:line">
            <chart:data-point chart:repeated="12"/>
          </chart:series>
          <chart:series chart:style-name="ch9" chart:values-cell-range-address="Sheet2.B12:Sheet2.M12" chart:label-cell-address="Sheet2.A12:Sheet2.A12" chart:class="chart:line">
            <chart:data-point chart:repeated="12"/>
          </chart:series>
          <chart:series chart:style-name="ch10" chart:values-cell-range-address="Sheet2.B13:Sheet2.M13" chart:label-cell-address="Sheet2.A13:Sheet2.A13" chart:class="chart:line">
            <chart:data-point chart:repeated="12"/>
          </chart:series>
          <chart:series chart:style-name="ch11" chart:values-cell-range-address="Sheet2.B14:Sheet2.M14" chart:label-cell-address="Sheet2.A14:Sheet2.A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9:Sheet2.A9">UltraSpin ITGV w1</text:p>
              </table:table-cell>
              <table:table-cell office:value-type="float" office:value="134490">
                <text:p text:id="Sheet2.B9:Sheet2.M9">134490</text:p>
              </table:table-cell>
              <table:table-cell office:value-type="float" office:value="495205">
                <text:p>495205</text:p>
              </table:table-cell>
              <table:table-cell office:value-type="float" office:value="568755">
                <text:p>568755</text:p>
              </table:table-cell>
              <table:table-cell office:value-type="float" office:value="1932660">
                <text:p>1932660</text:p>
              </table:table-cell>
              <table:table-cell office:value-type="float" office:value="1421360">
                <text:p>1421360</text:p>
              </table:table-cell>
              <table:table-cell office:value-type="float" office:value="36807295">
                <text:p>36807295</text:p>
              </table:table-cell>
              <table:table-cell office:value-type="float" office:value="1466460">
                <text:p>1466460</text:p>
              </table:table-cell>
              <table:table-cell office:value-type="float" office:value="6050570">
                <text:p>6050570</text:p>
              </table:table-cell>
              <table:table-cell office:value-type="float" office:value="3682870">
                <text:p>3682870</text:p>
              </table:table-cell>
              <table:table-cell office:value-type="float" office:value="3862460">
                <text:p>3862460</text:p>
              </table:table-cell>
              <table:table-cell office:value-type="float" office:value="4053610">
                <text:p>4053610</text:p>
              </table:table-cell>
              <table:table-cell office:value-type="float" office:value="48812445">
                <text:p>48812445</text:p>
              </table:table-cell>
            </table:table-row>
            <table:table-row>
              <table:table-cell office:value-type="string">
                <text:p text:id="Sheet2.A10:Sheet2.A10">UltraFast ITGV w1</text:p>
              </table:table-cell>
              <table:table-cell office:value-type="float" office:value="8749860">
                <text:p text:id="Sheet2.B10:Sheet2.M10">8749860</text:p>
              </table:table-cell>
              <table:table-cell office:value-type="float" office:value="12376570">
                <text:p>12376570</text:p>
              </table:table-cell>
              <table:table-cell office:value-type="float" office:value="63794935">
                <text:p>63794935</text:p>
              </table:table-cell>
              <table:table-cell office:value-type="float" office:value="25590045">
                <text:p>25590045</text:p>
              </table:table-cell>
              <table:table-cell office:value-type="float" office:value="58616090">
                <text:p>58616090</text:p>
              </table:table-cell>
              <table:table-cell office:value-type="float" office:value="102119265">
                <text:p>102119265</text:p>
              </table:table-cell>
              <table:table-cell office:value-type="float" office:value="106399785">
                <text:p>106399785</text:p>
              </table:table-cell>
              <table:table-cell office:value-type="float" office:value="202019100">
                <text:p>202019100</text:p>
              </table:table-cell>
              <table:table-cell office:value-type="float" office:value="174983030">
                <text:p>174983030</text:p>
              </table:table-cell>
              <table:table-cell office:value-type="float" office:value="186801670">
                <text:p>186801670</text:p>
              </table:table-cell>
              <table:table-cell office:value-type="float" office:value="310780750">
                <text:p>310780750</text:p>
              </table:table-cell>
              <table:table-cell office:value-type="float" office:value="288458010">
                <text:p>288458010</text:p>
              </table:table-cell>
            </table:table-row>
            <table:table-row>
              <table:table-cell office:value-type="string">
                <text:p text:id="Sheet2.A11:Sheet2.A11">UltraSpin ITGV w2</text:p>
              </table:table-cell>
              <table:table-cell office:value-type="float" office:value="2445829">
                <text:p text:id="Sheet2.B11:Sheet2.M11">2445829</text:p>
              </table:table-cell>
              <table:table-cell office:value-type="float" office:value="2249826">
                <text:p>2249826</text:p>
              </table:table-cell>
              <table:table-cell office:value-type="float" office:value="1879589">
                <text:p>1879589</text:p>
              </table:table-cell>
              <table:table-cell office:value-type="float" office:value="7673389">
                <text:p>7673389</text:p>
              </table:table-cell>
              <table:table-cell office:value-type="float" office:value="25441961">
                <text:p>25441961</text:p>
              </table:table-cell>
              <table:table-cell office:value-type="float" office:value="35774196">
                <text:p>35774196</text:p>
              </table:table-cell>
              <table:table-cell office:value-type="float" office:value="64999660">
                <text:p>64999660</text:p>
              </table:table-cell>
              <table:table-cell office:value-type="float" office:value="6352483">
                <text:p>6352483</text:p>
              </table:table-cell>
              <table:table-cell office:value-type="float" office:value="165179145">
                <text:p>165179145</text:p>
              </table:table-cell>
              <table:table-cell office:value-type="float" office:value="244008374">
                <text:p>244008374</text:p>
              </table:table-cell>
              <table:table-cell office:value-type="float" office:value="128983564">
                <text:p>128983564</text:p>
              </table:table-cell>
              <table:table-cell office:value-type="float" office:value="147884272">
                <text:p>147884272</text:p>
              </table:table-cell>
            </table:table-row>
            <table:table-row>
              <table:table-cell office:value-type="string">
                <text:p text:id="Sheet2.A12:Sheet2.A12">UltraFast ITGV w2</text:p>
              </table:table-cell>
              <table:table-cell office:value-type="float" office:value="19899916">
                <text:p text:id="Sheet2.B12:Sheet2.M12">19899916</text:p>
              </table:table-cell>
              <table:table-cell office:value-type="float" office:value="29232210">
                <text:p>29232210</text:p>
              </table:table-cell>
              <table:table-cell office:value-type="float" office:value="30677462">
                <text:p>30677462</text:p>
              </table:table-cell>
              <table:table-cell office:value-type="float" office:value="42848500">
                <text:p>42848500</text:p>
              </table:table-cell>
              <table:table-cell office:value-type="float" office:value="55566088">
                <text:p>55566088</text:p>
              </table:table-cell>
              <table:table-cell office:value-type="float" office:value="61846908">
                <text:p>61846908</text:p>
              </table:table-cell>
              <table:table-cell office:value-type="float" office:value="95022556">
                <text:p>95022556</text:p>
              </table:table-cell>
              <table:table-cell office:value-type="float" office:value="164252388">
                <text:p>164252388</text:p>
              </table:table-cell>
              <table:table-cell office:value-type="float" office:value="212532982">
                <text:p>212532982</text:p>
              </table:table-cell>
              <table:table-cell office:value-type="float" office:value="265805707">
                <text:p>265805707</text:p>
              </table:table-cell>
              <table:table-cell office:value-type="float" office:value="251345085">
                <text:p>251345085</text:p>
              </table:table-cell>
              <table:table-cell office:value-type="float" office:value="251273780">
                <text:p>251273780</text:p>
              </table:table-cell>
            </table:table-row>
            <table:table-row>
              <table:table-cell office:value-type="string">
                <text:p text:id="Sheet2.A13:Sheet2.A13">UltraSpin ITGV w2 ctd</text:p>
              </table:table-cell>
              <table:table-cell office:value-type="float" office:value="1406193">
                <text:p text:id="Sheet2.B13:Sheet2.M13">1406193</text:p>
              </table:table-cell>
              <table:table-cell office:value-type="float" office:value="3744960">
                <text:p>3744960</text:p>
              </table:table-cell>
              <table:table-cell office:value-type="float" office:value="3471962">
                <text:p>3471962</text:p>
              </table:table-cell>
              <table:table-cell office:value-type="float" office:value="15475009">
                <text:p>15475009</text:p>
              </table:table-cell>
              <table:table-cell office:value-type="float" office:value="26923982">
                <text:p>26923982</text:p>
              </table:table-cell>
              <table:table-cell office:value-type="float" office:value="36533880">
                <text:p>36533880</text:p>
              </table:table-cell>
              <table:table-cell office:value-type="float" office:value="55905255">
                <text:p>55905255</text:p>
              </table:table-cell>
              <table:table-cell office:value-type="float" office:value="153612450">
                <text:p>153612450</text:p>
              </table:table-cell>
              <table:table-cell office:value-type="float" office:value="133728372">
                <text:p>133728372</text:p>
              </table:table-cell>
              <table:table-cell office:value-type="float" office:value="309507469">
                <text:p>309507469</text:p>
              </table:table-cell>
              <table:table-cell office:value-type="float" office:value="539147465">
                <text:p>539147465</text:p>
              </table:table-cell>
              <table:table-cell office:value-type="float" office:value="86019222">
                <text:p>86019222</text:p>
              </table:table-cell>
            </table:table-row>
            <table:table-row>
              <table:table-cell office:value-type="string">
                <text:p text:id="Sheet2.A14:Sheet2.A14">UltraFast ITGV w2 ctd</text:p>
              </table:table-cell>
              <table:table-cell office:value-type="float" office:value="32270229">
                <text:p text:id="Sheet2.B14:Sheet2.M14">32270229</text:p>
              </table:table-cell>
              <table:table-cell office:value-type="float" office:value="25330258">
                <text:p>25330258</text:p>
              </table:table-cell>
              <table:table-cell office:value-type="float" office:value="45393643">
                <text:p>45393643</text:p>
              </table:table-cell>
              <table:table-cell office:value-type="float" office:value="56841412">
                <text:p>56841412</text:p>
              </table:table-cell>
              <table:table-cell office:value-type="float" office:value="77877432">
                <text:p>77877432</text:p>
              </table:table-cell>
              <table:table-cell office:value-type="float" office:value="89906054">
                <text:p>89906054</text:p>
              </table:table-cell>
              <table:table-cell office:value-type="float" office:value="122743353">
                <text:p>122743353</text:p>
              </table:table-cell>
              <table:table-cell office:value-type="float" office:value="293529013">
                <text:p>293529013</text:p>
              </table:table-cell>
              <table:table-cell office:value-type="float" office:value="341285598">
                <text:p>341285598</text:p>
              </table:table-cell>
              <table:table-cell office:value-type="float" office:value="403179444">
                <text:p>403179444</text:p>
              </table:table-cell>
              <table:table-cell office:value-type="float" office:value="363236670">
                <text:p>363236670</text:p>
              </table:table-cell>
              <table:table-cell office:value-type="float" office:value="435214031">
                <text:p>435214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